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00000013900000019F0E511EB84F26D65.png" manifest:media-type="image/png"/>
  <manifest:file-entry manifest:full-path="Pictures/2000003F00002065000002892329B103D12B868E.svm" manifest:media-type="image/x-svm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0mm" svg:y="82.01mm">
            <draw:object draw:notify-on-update-of-ranges="Hoja1.A2:Hoja1.A16 Hoja1.C1:Hoja1.C1 Hoja1.C2:Hoja1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Vrg</text:p>
          </table:table-cell>
          <table:table-cell office:value-type="string" calcext:value-type="string">
            <text:p>I=Vrg/Rg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4.955" calcext:value-type="float">
            <text:p>4,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32" calcext:value-type="float">
            <text:p>0,132</text:p>
          </table:table-cell>
          <table:table-cell office:value-type="float" office:value="4.953" calcext:value-type="float">
            <text:p>4,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98" calcext:value-type="float">
            <text:p>0,498</text:p>
          </table:table-cell>
          <table:table-cell office:value-type="float" office:value="4.953" calcext:value-type="float">
            <text:p>4,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995" calcext:value-type="float">
            <text:p>0,99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08" calcext:value-type="float">
            <text:p>0,908</text:p>
          </table:table-cell>
          <table:table-cell office:value-type="float" office:value="4.953" calcext:value-type="float">
            <text:p>4,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.165" calcext:value-type="float">
            <text:p>2,16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351" calcext:value-type="float">
            <text:p>1,351</text:p>
          </table:table-cell>
          <table:table-cell office:value-type="float" office:value="4.945" calcext:value-type="float">
            <text:p>4,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786" calcext:value-type="float">
            <text:p>1,786</text:p>
          </table:table-cell>
          <table:table-cell office:value-type="float" office:value="4.744" calcext:value-type="float">
            <text:p>4,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2.141" calcext:value-type="float">
            <text:p>2,141</text:p>
          </table:table-cell>
          <table:table-cell office:value-type="float" office:value="4.291" calcext:value-type="float">
            <text:p>4,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578" calcext:value-type="float">
            <text:p>2,578</text:p>
          </table:table-cell>
          <table:table-cell office:value-type="float" office:value="3.414" calcext:value-type="float">
            <text:p>3,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929" calcext:value-type="float">
            <text:p>2,929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3.351" calcext:value-type="float">
            <text:p>3,351</text:p>
          </table:table-cell>
          <table:table-cell office:value-type="float" office:value="1.305" calcext:value-type="float">
            <text:p>1,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3.749" calcext:value-type="float">
            <text:p>3,749</text:p>
          </table:table-cell>
          <table:table-cell office:value-type="float" office:value="0.843" calcext:value-type="float">
            <text:p>0,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4.177" calcext:value-type="float">
            <text:p>4,177</text:p>
          </table:table-cell>
          <table:table-cell office:value-type="float" office:value="0.681" calcext:value-type="float">
            <text:p>0,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4.573" calcext:value-type="float">
            <text:p>4,573</text:p>
          </table:table-cell>
          <table:table-cell office:value-type="float" office:value="0.602" calcext:value-type="float">
            <text:p>0,6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4.923" calcext:value-type="float">
            <text:p>4,923</text:p>
          </table:table-cell>
          <table:table-cell office:value-type="float" office:value="0.551" calcext:value-type="float">
            <text:p>0,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15" calcext:value-type="float">
            <text:p>5,115</text:p>
          </table:table-cell>
          <table:table-cell office:value-type="float" office:value="0.527" calcext:value-type="float">
            <text:p>0,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,995k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,161k</text:p>
          </table:table-cell>
          <table:table-cell/>
        </table:table-row>
      </table:table>
      <table:table table:name="Hoja2" table:style-name="ta1">
        <table:shapes>
          <draw:frame draw:z-index="0" draw:style-name="gr1" draw:text-style-name="P1" svg:width="159.99mm" svg:height="89.99mm" svg:x="164mm" svg:y="0.79mm">
            <draw:object draw:notify-on-update-of-ranges="Hoja2.B1:Hoja2.B1 Hoja2.B2:Hoja2.B16 Hoja2.D1:Hoja2.D1 Hoja2.D2:Hoja2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8mm" svg:height="90.04mm" svg:x="1.65mm" svg:y="74.11mm">
            <draw:object draw:notify-on-update-of-ranges="Hoja2.B8:Hoja2.B16 Hoja2.E8:Hoja2.E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name="Imagen 1" draw:style-name="gr2" draw:text-style-name="P1" svg:width="156.37mm" svg:height="12.22mm" svg:x="180.14mm" svg:y="103.06mm">
            <draw:image xlink:href="Pictures/2000003F00002065000002892329B103D12B868E.svm" xlink:type="simple" xlink:show="embed" xlink:actuate="onLoad">
              <text:p/>
            </draw:image>
            <draw:image xlink:href="Pictures/100002000000013900000019F0E511EB84F26D65.png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Vrd</text:p>
          </table:table-cell>
          <table:table-cell office:value-type="string" calcext:value-type="string">
            <text:p>Ids=Vrd/Rd</text:p>
          </table:table-cell>
          <table:table-cell office:value-type="string" calcext:value-type="string">
            <text:p>sqrt(I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,075</text:p>
          </table:table-cell>
          <table:table-cell office:value-type="float" office:value="0.01" calcext:value-type="float">
            <text:p>0,01</text:p>
          </table:table-cell>
          <table:table-cell table:formula="of:=[.C2]/2165" office:value-type="float" office:value="0.0000046189376443418" calcext:value-type="float">
            <text:p>4,6189376443418E-06</text:p>
          </table:table-cell>
          <table:table-cell table:formula="of:=SQRT([.D2])" office:value-type="float" office:value="0.00214917138552089" calcext:value-type="float">
            <text:p>0,002149171385521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07" calcext:value-type="float">
            <text:p>0,007</text:p>
          </table:table-cell>
          <table:table-cell table:formula="of:=[.C3]/2165" office:value-type="float" office:value="0.00000323325635103926" calcext:value-type="float">
            <text:p>3,23325635103926E-06</text:p>
          </table:table-cell>
          <table:table-cell table:formula="of:=SQRT([.D3])" office:value-type="float" office:value="0.00179812578843619" calcext:value-type="float">
            <text:p>0,0017981257884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94" calcext:value-type="float">
            <text:p>0,494</text:p>
          </table:table-cell>
          <table:table-cell office:value-type="float" office:value="0.006" calcext:value-type="float">
            <text:p>0,006</text:p>
          </table:table-cell>
          <table:table-cell table:formula="of:=[.C4]/2165" office:value-type="float" office:value="0.00000277136258660508" calcext:value-type="float">
            <text:p>2,77136258660508E-06</text:p>
          </table:table-cell>
          <table:table-cell table:formula="of:=SQRT([.D4])" office:value-type="float" office:value="0.00166474099685359" calcext:value-type="float">
            <text:p>0,00166474099685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869" calcext:value-type="float">
            <text:p>0,869</text:p>
          </table:table-cell>
          <table:table-cell office:value-type="float" office:value="0.005" calcext:value-type="float">
            <text:p>0,005</text:p>
          </table:table-cell>
          <table:table-cell table:formula="of:=[.C5]/2165" office:value-type="float" office:value="0.0000023094688221709" calcext:value-type="float">
            <text:p>2,3094688221709E-06</text:p>
          </table:table-cell>
          <table:table-cell table:formula="of:=SQRT([.D5])" office:value-type="float" office:value="0.00151969366063391" calcext:value-type="float">
            <text:p>0,00151969366063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316" calcext:value-type="float">
            <text:p>1,316</text:p>
          </table:table-cell>
          <table:table-cell office:value-type="float" office:value="0.013" calcext:value-type="float">
            <text:p>0,013</text:p>
          </table:table-cell>
          <table:table-cell table:formula="of:=[.C6]/2165" office:value-type="float" office:value="0.00000600461893764434" calcext:value-type="float">
            <text:p>6,00461893764434E-06</text:p>
          </table:table-cell>
          <table:table-cell table:formula="of:=SQRT([.D6])" office:value-type="float" office:value="0.00245043239809719" calcext:value-type="float">
            <text:p>0,002450432398097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.602" calcext:value-type="float">
            <text:p>1,602</text:p>
          </table:table-cell>
          <table:table-cell office:value-type="float" office:value="0.096" calcext:value-type="float">
            <text:p>0,096</text:p>
          </table:table-cell>
          <table:table-cell table:formula="of:=[.C7]/2165" office:value-type="float" office:value="0.0000443418013856813" calcext:value-type="float">
            <text:p>4,43418013856813E-05</text:p>
          </table:table-cell>
          <table:table-cell table:formula="of:=SQRT([.D7])" office:value-type="float" office:value="0.00665896398741436" calcext:value-type="float">
            <text:p>0,006658963987414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.842" calcext:value-type="float">
            <text:p>1,842</text:p>
          </table:table-cell>
          <table:table-cell office:value-type="float" office:value="0.29" calcext:value-type="float">
            <text:p>0,29</text:p>
          </table:table-cell>
          <table:table-cell table:formula="of:=[.C8]/2165" office:value-type="float" office:value="0.000133949191685912" calcext:value-type="float">
            <text:p>0,000133949191686</text:p>
          </table:table-cell>
          <table:table-cell table:formula="of:=SQRT([.D8])" office:value-type="float" office:value="0.0115736421098076" calcext:value-type="float">
            <text:p>0,01157364210980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28" calcext:value-type="float">
            <text:p>2,028</text:p>
          </table:table-cell>
          <table:table-cell office:value-type="float" office:value="0.527" calcext:value-type="float">
            <text:p>0,527</text:p>
          </table:table-cell>
          <table:table-cell table:formula="of:=[.C9]/2165" office:value-type="float" office:value="0.000243418013856813" calcext:value-type="float">
            <text:p>0,000243418013857</text:p>
          </table:table-cell>
          <table:table-cell table:formula="of:=SQRT([.D9])" office:value-type="float" office:value="0.0156018593076855" calcext:value-type="float">
            <text:p>0,015601859307686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165" calcext:value-type="float">
            <text:p>2,165</text:p>
          </table:table-cell>
          <table:table-cell office:value-type="float" office:value="0.745" calcext:value-type="float">
            <text:p>0,745</text:p>
          </table:table-cell>
          <table:table-cell table:formula="of:=[.C10]/2165" office:value-type="float" office:value="0.000344110854503464" calcext:value-type="float">
            <text:p>0,000344110854503</text:p>
          </table:table-cell>
          <table:table-cell table:formula="of:=SQRT([.D10])" office:value-type="float" office:value="0.0185502251874058" calcext:value-type="float">
            <text:p>0,01855022518740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2.313" calcext:value-type="float">
            <text:p>2,313</text:p>
          </table:table-cell>
          <table:table-cell office:value-type="float" office:value="1.022" calcext:value-type="float">
            <text:p>1,022</text:p>
          </table:table-cell>
          <table:table-cell table:formula="of:=[.C11]/2165" office:value-type="float" office:value="0.000472055427251732" calcext:value-type="float">
            <text:p>0,000472055427252</text:p>
          </table:table-cell>
          <table:table-cell table:formula="of:=SQRT([.D11])" office:value-type="float" office:value="0.0217268365679804" calcext:value-type="float">
            <text:p>0,021726836567981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2.439" calcext:value-type="float">
            <text:p>2,439</text:p>
          </table:table-cell>
          <table:table-cell office:value-type="float" office:value="1.292" calcext:value-type="float">
            <text:p>1,292</text:p>
          </table:table-cell>
          <table:table-cell table:formula="of:=[.C12]/2165" office:value-type="float" office:value="0.000596766743648961" calcext:value-type="float">
            <text:p>0,000596766743649</text:p>
          </table:table-cell>
          <table:table-cell table:formula="of:=SQRT([.D12])" office:value-type="float" office:value="0.0244288097059386" calcext:value-type="float">
            <text:p>0,024428809705939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564" calcext:value-type="float">
            <text:p>2,564</text:p>
          </table:table-cell>
          <table:table-cell office:value-type="float" office:value="1.586" calcext:value-type="float">
            <text:p>1,586</text:p>
          </table:table-cell>
          <table:table-cell table:formula="of:=[.C13]/2165" office:value-type="float" office:value="0.00073256351039261" calcext:value-type="float">
            <text:p>0,000732563510393</text:p>
          </table:table-cell>
          <table:table-cell table:formula="of:=SQRT([.D13])" office:value-type="float" office:value="0.0270659104851954" calcext:value-type="float">
            <text:p>0,02706591048519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686" calcext:value-type="float">
            <text:p>2,686</text:p>
          </table:table-cell>
          <table:table-cell office:value-type="float" office:value="1.902" calcext:value-type="float">
            <text:p>1,902</text:p>
          </table:table-cell>
          <table:table-cell table:formula="of:=[.C14]/2165" office:value-type="float" office:value="0.000878521939953811" calcext:value-type="float">
            <text:p>0,000878521939954</text:p>
          </table:table-cell>
          <table:table-cell table:formula="of:=SQRT([.D14])" office:value-type="float" office:value="0.0296398707816652" calcext:value-type="float">
            <text:p>0,02963987078166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788" calcext:value-type="float">
            <text:p>2,788</text:p>
          </table:table-cell>
          <table:table-cell office:value-type="float" office:value="2.183" calcext:value-type="float">
            <text:p>2,183</text:p>
          </table:table-cell>
          <table:table-cell table:formula="of:=[.C15]/2165" office:value-type="float" office:value="0.00100831408775982" calcext:value-type="float">
            <text:p>0,00100831408776</text:p>
          </table:table-cell>
          <table:table-cell table:formula="of:=SQRT([.D15])" office:value-type="float" office:value="0.0317539617647911" calcext:value-type="float">
            <text:p>0,031753961764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05" calcext:value-type="float">
            <text:p>2,805</text:p>
          </table:table-cell>
          <table:table-cell office:value-type="float" office:value="2.233" calcext:value-type="float">
            <text:p>2,233</text:p>
          </table:table-cell>
          <table:table-cell table:formula="of:=[.C16]/2165" office:value-type="float" office:value="0.00103140877598152" calcext:value-type="float">
            <text:p>0,001031408775982</text:p>
          </table:table-cell>
          <table:table-cell table:formula="of:=SQRT([.D16])" office:value-type="float" office:value="0.0321155534901942" calcext:value-type="float">
            <text:p>0,032115553490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20:29:50.1162559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20:29:53.444700746</meta:creation-date>
    <meta:editing-duration>PT9M9S</meta:editing-duration>
    <meta:editing-cycles>2</meta:editing-cycles>
    <meta:generator>LibreOffice/6.0.7.3.0$Linux_X86_64 LibreOffice_project/00m0$Build-3</meta:generator>
    <dc:date>2018-11-23T21:03:01.559244219</dc:date>
    <meta:document-statistic meta:table-count="2" meta:cell-count="1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47cm" svg:y="4.201cm" style:legend-expansion="high" chart:style-name="ch2"/>
        <chart:plot-area chart:style-name="ch3" table:cell-range-address="Hoja1.A2:Hoja1.A16 Hoja1.C1:Hoja1.C16" chart:data-source-has-labels="row" svg:x="1.331cm" svg:y="0.18cm" svg:width="12.396cm" svg:height="7.659cm">
          <chartooo:coordinate-region svg:x="1.767cm" svg:y="0.379cm" svg:width="11.866cm" svg:height="6.813cm"/>
          <chart:axis chart:dimension="x" chart:name="primary-x" chart:style-name="ch4">
            <chart:title svg:x="7.326cm" svg:y="8.019cm" chart:style-name="ch5">
              <text:p>Vi</text:p>
            </chart:title>
          </chart:axis>
          <chart:axis chart:dimension="y" chart:name="primary-y" chart:style-name="ch4">
            <chart:title svg:x="0.451cm" svg:y="4.344cm" chart:style-name="ch6">
              <text:p>Vds</text:p>
            </chart:title>
            <chart:grid chart:style-name="ch7" chart:class="major"/>
          </chart:axis>
          <chart:series chart:style-name="ch8" chart:values-cell-range-address="Hoja1.C2:Hoja1.C16" chart:label-cell-address="Hoja1.C1:Hoja1.C1" chart:class="chart:scatter">
            <chart:domain table:cell-range-address="Hoja1.A2:Hoja1.A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ds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2:Hoja1.A16</svg:desc>
                </draw:g>
              </table:table-cell>
              <table:table-cell office:value-type="float" office:value="4.955">
                <text:p>4.955</text:p>
                <draw:g>
                  <svg:desc>Hoja1.C2:Hoja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.953">
                <text:p>4.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4.953">
                <text:p>4.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4.953">
                <text:p>4.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4.945">
                <text:p>4.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">
                <text:p>1.7</text:p>
              </table:table-cell>
              <table:table-cell office:value-type="float" office:value="4.744">
                <text:p>4.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414">
                <text:p>3.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">
                <text:p>3.7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">
                <text:p>4.1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9">
                <text:p>4.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527">
                <text:p>0.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4.201cm" style:legend-expansion="high" chart:style-name="ch2"/>
        <chart:plot-area chart:style-name="ch3" table:cell-range-address="Hoja2.B1:Hoja2.B16 Hoja2.D1:Hoja2.D16" chart:data-source-has-labels="row" svg:x="1.331cm" svg:y="0.18cm" svg:width="11.259cm" svg:height="7.659cm">
          <chartooo:coordinate-region svg:x="2.614cm" svg:y="0.379cm" svg:width="9.882cm" svg:height="6.813cm"/>
          <chart:axis chart:dimension="x" chart:name="primary-x" chart:style-name="ch4">
            <chart:title svg:x="6.625cm" svg:y="8.019cm" chart:style-name="ch5">
              <text:p>Vgs</text:p>
            </chart:title>
          </chart:axis>
          <chart:axis chart:dimension="y" chart:name="primary-y" chart:style-name="ch4">
            <chart:title svg:x="0.451cm" svg:y="4.278cm" chart:style-name="ch6">
              <text:p>Ids</text:p>
            </chart:title>
            <chart:grid chart:style-name="ch7" chart:class="major"/>
          </chart:axis>
          <chart:series chart:style-name="ch8" chart:values-cell-range-address="Hoja2.D2:Hoja2.D16" chart:label-cell-address="Hoja2.D1:Hoja2.D1" chart:class="chart:scatter">
            <chart:domain table:cell-range-address="Hoja2.B2:Hoja2.B16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Ids=Vrd/Rd</text:p>
                <draw:g>
                  <svg:desc>Hoja2.D1:Hoja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5">
                <text:p>0.075</text:p>
                <draw:g>
                  <svg:desc>Hoja2.B2:Hoja2.B16</svg:desc>
                </draw:g>
              </table:table-cell>
              <table:table-cell office:value-type="float" office:value="0.0000046189376443418">
                <text:p>0.0000046189376443418</text:p>
                <draw:g>
                  <svg:desc>Hoja2.D2:Hoja2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0000323325635103926">
                <text:p>0.0000032332563510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4">
                <text:p>0.494</text:p>
              </table:table-cell>
              <table:table-cell office:value-type="float" office:value="0.00000277136258660508">
                <text:p>0.0000027713625866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9">
                <text:p>0.869</text:p>
              </table:table-cell>
              <table:table-cell office:value-type="float" office:value="0.0000023094688221709">
                <text:p>0.0000023094688221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6">
                <text:p>1.316</text:p>
              </table:table-cell>
              <table:table-cell office:value-type="float" office:value="0.00000600461893764434">
                <text:p>0.00000600461893764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02">
                <text:p>1.602</text:p>
              </table:table-cell>
              <table:table-cell office:value-type="float" office:value="0.0000443418013856813">
                <text:p>0.0000443418013856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2">
                <text:p>1.842</text:p>
              </table:table-cell>
              <table:table-cell office:value-type="float" office:value="0.000133949191685912">
                <text:p>0.000133949191685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28">
                <text:p>2.028</text:p>
              </table:table-cell>
              <table:table-cell office:value-type="float" office:value="0.000243418013856813">
                <text:p>0.000243418013856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65">
                <text:p>2.165</text:p>
              </table:table-cell>
              <table:table-cell office:value-type="float" office:value="0.000344110854503464">
                <text:p>0.000344110854503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13">
                <text:p>2.313</text:p>
              </table:table-cell>
              <table:table-cell office:value-type="float" office:value="0.000472055427251732">
                <text:p>0.000472055427251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39">
                <text:p>2.439</text:p>
              </table:table-cell>
              <table:table-cell office:value-type="float" office:value="0.000596766743648961">
                <text:p>0.000596766743648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64">
                <text:p>2.564</text:p>
              </table:table-cell>
              <table:table-cell office:value-type="float" office:value="0.00073256351039261">
                <text:p>0.00073256351039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86">
                <text:p>2.686</text:p>
              </table:table-cell>
              <table:table-cell office:value-type="float" office:value="0.000878521939953811">
                <text:p>0.000878521939953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88">
                <text:p>2.788</text:p>
              </table:table-cell>
              <table:table-cell office:value-type="float" office:value="0.00100831408775982">
                <text:p>0.00100831408775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05">
                <text:p>2.805</text:p>
              </table:table-cell>
              <table:table-cell office:value-type="float" office:value="0.00103140877598152">
                <text:p>0.00103140877598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1.745cm" svg:y="3.954cm" style:legend-expansion="high" chart:style-name="ch2"/>
        <chart:plot-area chart:style-name="ch3" table:cell-range-address="Hoja2.B8:Hoja2.B16 Hoja2.E8:Hoja2.E16" svg:x="0.319cm" svg:y="0.18cm" svg:width="11.107cm" svg:height="8.645cm">
          <chartooo:coordinate-region svg:x="1.418cm" svg:y="0.38cm" svg:width="9.915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2.E8:Hoja2.E16" chart:class="chart:scatter">
            <chart:domain table:cell-range-address="Hoja2.B8:Hoja2.B16"/>
            <chart:regression-curve chart:style-name="ch7">
              <chart:equation chart:display-equation="true" chart:display-r-square="fals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42">
                <text:p>1.842</text:p>
                <draw:g>
                  <svg:desc>Hoja2.B8:Hoja2.B16</svg:desc>
                </draw:g>
              </table:table-cell>
              <table:table-cell office:value-type="float" office:value="0.0115736421098076">
                <text:p>0.0115736421098076</text:p>
                <draw:g>
                  <svg:desc>Hoja2.E8:Hoja2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8">
                <text:p>2.028</text:p>
              </table:table-cell>
              <table:table-cell office:value-type="float" office:value="0.0156018593076855">
                <text:p>0.0156018593076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5">
                <text:p>2.165</text:p>
              </table:table-cell>
              <table:table-cell office:value-type="float" office:value="0.0185502251874058">
                <text:p>0.0185502251874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13">
                <text:p>2.313</text:p>
              </table:table-cell>
              <table:table-cell office:value-type="float" office:value="0.0217268365679804">
                <text:p>0.0217268365679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9">
                <text:p>2.439</text:p>
              </table:table-cell>
              <table:table-cell office:value-type="float" office:value="0.0244288097059386">
                <text:p>0.0244288097059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4">
                <text:p>2.564</text:p>
              </table:table-cell>
              <table:table-cell office:value-type="float" office:value="0.0270659104851954">
                <text:p>0.0270659104851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86">
                <text:p>2.686</text:p>
              </table:table-cell>
              <table:table-cell office:value-type="float" office:value="0.0296398707816652">
                <text:p>0.0296398707816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88">
                <text:p>2.788</text:p>
              </table:table-cell>
              <table:table-cell office:value-type="float" office:value="0.0317539617647911">
                <text:p>0.0317539617647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05">
                <text:p>2.805</text:p>
              </table:table-cell>
              <table:table-cell office:value-type="float" office:value="0.0321155534901942">
                <text:p>0.03211555349019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